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202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202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3024" calcext:value-type="float">
            <text:p>69.15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202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202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8392" calcext:value-type="float">
            <text:p>68.66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2019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201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9152" calcext:value-type="float">
            <text:p>67.12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201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124" calcext:value-type="float">
            <text:p>67.07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201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5752" calcext:value-type="float">
            <text:p>66.59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201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2784" calcext:value-type="float">
            <text:p>67.23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201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8944" calcext:value-type="float">
            <text:p>66.98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2352" calcext:value-type="float">
            <text:p>66.06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201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8072" calcext:value-type="float">
            <text:p>66.10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201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112" calcext:value-type="float">
            <text:p>66.1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200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3624" calcext:value-type="float">
            <text:p>66.33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200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6656" calcext:value-type="float">
            <text:p>65.44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200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7688" calcext:value-type="float">
            <text:p>63.7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200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3264" calcext:value-type="float">
            <text:p>63.4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200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1472" calcext:value-type="float">
            <text:p>62.83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200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9592" calcext:value-type="float">
            <text:p>63.02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200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7584" calcext:value-type="float">
            <text:p>63.7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200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0408" calcext:value-type="float">
            <text:p>62.70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200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8208" calcext:value-type="float">
            <text:p>64.1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200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7312" calcext:value-type="float">
            <text:p>63.83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2000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376" calcext:value-type="float">
            <text:p>64.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199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199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332" calcext:value-type="float">
            <text:p>64.66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199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4656" calcext:value-type="float">
            <text:p>64.68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199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428" calcext:value-type="float">
            <text:p>64.72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199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5872" calcext:value-type="float">
            <text:p>63.7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199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1576" calcext:value-type="float">
            <text:p>62.90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199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0576" calcext:value-type="float">
            <text:p>62.52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199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1208" calcext:value-type="float">
            <text:p>61.48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199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199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198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198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1987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198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